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Standard" style:list-style-name="L1">
      <style:text-properties fo:font-style="normal" style:text-underline-style="none" style:font-style-asian="normal" style:font-style-complex="normal"/>
    </style:style>
    <style:style style:name="P12" style:family="paragraph" style:parent-style-name="Standard">
      <style:text-properties fo:font-style="normal" style:text-underline-style="none" style:font-style-asian="normal" style:font-style-complex="normal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6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9/04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Refactorizar la linea de tiempo (timeline)</text:p>
        </text:list-item>
        <text:list-item>
          <text:p text:style-name="P10">Implementar menú contextual en la hoja de exposición (Exposure sheet)</text:p>
        </text:list-item>
        <text:list-item>
          <text:p text:style-name="P10">Mejorar soporte de grupos de objetos gráficos</text:p>
        </text:list-item>
        <text:list-item>
          <text:p text:style-name="P10">Implementar interpolación <text:s/>para grupos de objetos gráficos</text:p>
        </text:list-item>
        <text:list-item>
          <text:p text:style-name="P10">Soporte para importar datos binarios a la biblioteca</text:p>
        </text:list-item>
        <text:list-item>
          <text:p text:style-name="P10">Importar mapas de bits a la biblioteca</text:p>
        </text:list-item>
        <text:list-item>
          <text:p text:style-name="P10">Importar archivos de sonido a la biblioteca</text:p>
        </text:list-item>
        <text:list-item>
          <text:p text:style-name="P10">Guardar datos de los objetos de la biblioteca</text:p>
        </text:list-item>
        <text:list-item>
          <text:p text:style-name="P10">Cargar datos de los objetos de la biblioteca</text:p>
        </text:list-item>
        <text:list-item>
          <text:p text:style-name="P10">Implementar deshacer/rehacer para la herramienta “polyline”</text:p>
        </text:list-item>
        <text:list-item>
          <text:p text:style-name="P10">Insertar capa de sonido en la linea de tiempo.</text:p>
        </text:list-item>
        <text:list-item>
          <text:p text:style-name="P10">Soporte de sonido en la animación</text:p>
        </text:list-item>
        <text:list-item>
          <text:p text:style-name="P10">Cargar objetos de la librería en la interfaz gráfica.</text:p>
        </text:list-item>
        <text:list-item>
          <text:p text:style-name="P10">Borrar el directorio de datos del proyecto, cuando se cierre el proyecto</text:p>
        </text:list-item>
        <text:list-item>
          <text:p text:style-name="P10">BUG: Cuando se mueve un objeto en el área de dibujo usando la herramienta de selección no se envía/crea la petición.</text:p>
        </text:list-item>
        <text:list-item>
          <text:p text:style-name="P10">BUG: La herramienta de nodos no edita elementos <text:span text:style-name="T1">lineTo.</text:span></text:p>
        </text:list-item>
        <text:list-item>
          <text:p text:style-name="P11">BUG: La herramienta de nodos no dibuja los hijos de un nodo a menos que este se mueva.</text:p>
        </text:list-item>
        <text:list-item>
          <text:p text:style-name="P11">BUG: La herramienta de selección se pone en modo rotar cuando el objeto es movido.</text:p>
        </text:list-item>
        <text:list-item>
          <text:p text:style-name="P11">BUG: La aplicación se cierra cuando se usa la herramienta polyline y se cambia de marco.</text:p>
        </text:list-item>
        <text:list-item>
          <text:p text:style-name="P11">BUG: La herramienta de lápiz no se comporta correctamente cuando el puntero es movido rápidamente.</text:p>
        </text:list-item>
        <text:list-item>
          <text:p text:style-name="P11">BUG: La aplicación se cierra cuando se remueve una escena o se añade otra.</text:p>
        </text:list-item>
        <text:list-item>
          <text:p text:style-name="P11">BUG: La aplicación se cierra cuando se copian y pegan grupos de objetos.</text:p>
        </text:list-item>
      </text:list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3" text:outline-level="1">RESPONSABLE</text:h>
          </table:table-cell>
          <table:table-cell table:style-name="Table3.A1" office:value-type="string">
            <text:h text:style-name="P13" text:outline-level="1">ACTIVIDAD</text:h>
          </table:table-cell>
          <table:table-cell table:style-name="Table3.A1" office:value-type="string">
            <text:h text:style-name="P13" text:outline-level="1">PRODUCTO</text:h>
          </table:table-cell>
          <table:table-cell table:style-name="Table3.D1" office:value-type="string">
            <text:h text:style-name="P13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Refactorizar la linea de tiempo (timeline)</text:p>
          </table:table-cell>
          <table:table-cell table:style-name="Table3.A2" office:value-type="string">
            <text:p text:style-name="Table_20_Contents">Reducción de clases y manejo más fácil y limpio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4">Implementar menú contextual en la hoja de exposición (Exposure sheet)</text:p>
          </table:table-cell>
          <table:table-cell table:style-name="Table3.A2" office:value-type="string">
            <text:p text:style-name="P14">Menu contextual al usar click derecho sobre un frame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Mejorar soporte de grupos de objetos gráficos</text:p>
          </table:table-cell>
          <table:table-cell table:style-name="Table3.A2" office:value-type="string">
            <text:p text:style-name="P14">Cargar correctamente los grupos en la fabrica de objetos grafic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mplementar interpolación <text:s/>para grupos de objetos gráficos</text:p>
          </table:table-cell>
          <table:table-cell table:style-name="Table3.A2" office:value-type="string">
            <text:p text:style-name="P14">Aplicar correctamente la interpolación a grupos de objet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Soporte para importar datos binarios a la biblioteca</text:p>
          </table:table-cell>
          <table:table-cell table:style-name="Table3.A2" office:value-type="string">
            <text:p text:style-name="P14">Manejar archivos binarios en el objeto de la libreria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mportar mapas de bits a la biblioteca</text:p>
          </table:table-cell>
          <table:table-cell table:style-name="Table3.A2" office:value-type="string">
            <text:p text:style-name="P14">Posibilidad de insertar imágenes a la animación.</text:p>
          </table:table-cell>
          <table:table-cell table:style-name="Table3.D2" office:value-type="string">
            <text:p text:style-name="Table_20_Contents">Depende de la actividad 5</text:p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mportar archivos de sonido a la biblioteca</text:p>
          </table:table-cell>
          <table:table-cell table:style-name="Table3.A2" office:value-type="string">
            <text:p text:style-name="P14">Posibilidad de insertar audio a la animación.</text:p>
          </table:table-cell>
          <table:table-cell table:style-name="Table3.D2" office:value-type="string">
            <text:p text:style-name="Table_20_Contents">Depende de la actividad 5</text:p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Guardar datos de los objetos de la biblioteca</text:p>
          </table:table-cell>
          <table:table-cell table:style-name="Table3.A2" office:value-type="string">
            <text:p text:style-name="P14">Guardar los datos del objeto de la librería en en directorio de datos del proyecto</text:p>
          </table:table-cell>
          <table:table-cell table:style-name="Table3.D2" office:value-type="string">
            <text:p text:style-name="Table_20_Contents">Depende de la actividad 5</text:p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Cargar datos de los objetos de la biblioteca</text:p>
          </table:table-cell>
          <table:table-cell table:style-name="Table3.A2" office:value-type="string">
            <text:p text:style-name="P14">Cargar los datos de objeto de la librería al abrir el proyecto</text:p>
          </table:table-cell>
          <table:table-cell table:style-name="Table3.D2" office:value-type="string">
            <text:p text:style-name="Table_20_Contents">Depende de la actividad 8</text:p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4">Implementar deshacer/rehacer para la herramienta “polyline”</text:p>
          </table:table-cell>
          <table:table-cell table:style-name="Table3.A2" office:value-type="string">
            <text:p text:style-name="P14">Al mover uno nodo, es posible deshacer su movimiento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nsertar capa de sonido en la linea de tiempo</text:p>
          </table:table-cell>
          <table:table-cell table:style-name="Table3.A2" office:value-type="string">
            <text:p text:style-name="P14">Interfaz para saber que sonidos tiene actualmente en la animación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Soporte de sonido en la animación</text:p>
          </table:table-cell>
          <table:table-cell table:style-name="Table3.A2" office:value-type="string">
            <text:p text:style-name="P14">Sonido en la animación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Cargar objetos de la librería en la interfaz gráfica.</text:p>
          </table:table-cell>
          <table:table-cell table:style-name="Table3.A2" office:value-type="string">
            <text:p text:style-name="P14">Al abrir un proyecto, mostrar los objetos de la librería en la interfaz gráfica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Borrar el directorio de datos del proyecto, cuando se cierre el proyecto.</text:p>
          </table:table-cell>
          <table:table-cell table:style-name="Table3.A2" office:value-type="string">
            <text:p text:style-name="P14">Eliminar todos los datos que genera un proyecto mientras se trabaja sobre él, al cerrarlo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4">BUG: Cuando se mueve un objeto en el área de dibujo usando la herramienta de selección no se envía/crea la petición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4">BUG: La herramienta de nodos no edita elementos <text:span text:style-name="T1">lineTo.</text:span>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BUG: La herramienta de nodos no dibuja los hijos de un nodo a menos que este se mueva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BUG: La herramienta de selección se pone en modo rotar cuando el objeto es movido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BUG: La aplicación se cierra cuando se usa la herramienta polyline y se cambia de marco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BUG: La herramienta de lápiz no se comporta correctamente cuando el puntero es movido rápidamente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BUG: La aplicación se cierra cuando se remueve una escena o se añade otra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BUG: La aplicación se cierra cuando se copian y pegan grupos de objetos.</text:p>
          </table:table-cell>
          <table:table-cell table:style-name="Table3.A2" office:value-type="string">
            <text:p text:style-name="P14">Correctitud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6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7">David Cuadrado</text:p>
          </table:table-cell>
          <table:table-cell table:style-name="Table1.B2" office:value-type="string">
            <text:p text:style-name="P17">09/04/2007</text:p>
          </table:table-cell>
          <table:table-cell table:style-name="Table1.B2" office:value-type="string">
            <text:p text:style-name="P17">Paola J. Rodriguez</text:p>
          </table:table-cell>
          <table:table-cell table:style-name="Table1.D2" office:value-type="string">
            <text:p text:style-name="P17"/>
          </table:table-cell>
        </table:table-row>
      </table:table>
      <text:p text:style-name="P15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4-14T10:23:27</meta:creation-date>
    <dc:creator>David Cuadrado</dc:creator>
    <dc:date>2007-04-14T11:38:25</dc:date>
    <dc:language>es-CO</dc:language>
    <meta:editing-cycles>64</meta:editing-cycles>
    <meta:editing-duration>PT1H14M58S</meta:editing-duration>
    <meta:template xlink:type="simple" xlink:actuate="onRequest" xlink:role="template" xlink:href="../../../../../../../.ooo-2.0/user/template/ktoon_plan_de_iteracion1.ott" xlink:title="ktoon_plan_de_iteracion" meta:date="2007-04-14T10:23:2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116" meta:word-count="727" meta:character-count="4398"/>
  </office:meta>
</office:document-meta>
</file>